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6" table:number-columns-repeated="2"/>
          <table:table-cell table:style-name="ce26" office:value-type="string">
            <text:p>GPS</text:p>
          </table:table-cell>
          <table:table-cell table:style-name="ce26" office:value-type="string">
            <text:p>concate</text:p>
          </table:table-cell>
          <table:table-cell table:style-name="ce26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1-26_11-20-47_002.jpg</text:p>
          </table:table-cell>
          <table:table-cell table:style-name="ce15" office:value-type="string">
            <text:p>:m other / 記録　文書 / @自室 / 寝るときの祈り / version=3</text:p>
          </table:table-cell>
          <table:table-cell table:style-name="ce3"/>
          <table:table-cell table:style-name="ce3"/>
          <table:table-cell table:style-name="ce3" office:value-type="string">
            <text:p>N-35-35-28.64 E-139-34-49.54</text:p>
          </table:table-cell>
          <table:table-cell table:style-name="ce27" table:formula="of:=IF([.E2]=&quot;&quot;;[.C2];CONCATENATE([.C2];&quot; / &quot;;[.E2]))" office:value-type="string" office:string-value=":m other / 記録　文書 / @自室 / 寝るときの祈り / version=3">
            <text:p>:m other / 記録　文書 / @自室 / 寝るときの祈り / version=3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1-28_10-07-52_001.jpg</text:p>
          </table:table-cell>
          <table:table-cell table:style-name="ce15" office:value-type="string">
            <text:p>:m other / 記録　文書 / @自室 / 祈り / 目が覚めたときの祈り / version=1</text:p>
          </table:table-cell>
          <table:table-cell table:style-name="ce3"/>
          <table:table-cell table:style-name="ce3"/>
          <table:table-cell table:style-name="ce3" office:value-type="string">
            <text:p>N-35-35-28.64 E-139-34-49.38</text:p>
          </table:table-cell>
          <table:table-cell table:style-name="ce27" table:formula="of:=IF([.E3]=&quot;&quot;;[.C3];CONCATENATE([.C3];&quot; / &quot;;[.E3]))" office:value-type="string" office:string-value=":m other / 記録　文書 / @自室 / 祈り / 目が覚めたときの祈り / version=1">
            <text:p>:m other / 記録　文書 / @自室 / 祈り / 目が覚めたときの祈り / version=1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12-07_06-58-21_000.jpg</text:p>
          </table:table-cell>
          <table:table-cell table:style-name="ce15" office:value-type="string">
            <text:p>:m 食べた物　間食 / 味噌スープ</text:p>
          </table:table-cell>
          <table:table-cell table:style-name="ce20"/>
          <table:table-cell table:style-name="ce3"/>
          <table:table-cell table:style-name="ce3" office:value-type="string">
            <text:p>N-35-35-28.42 E-139-34-49.38</text:p>
          </table:table-cell>
          <table:table-cell table:style-name="ce27" table:formula="of:=IF([.E4]=&quot;&quot;;[.C4];CONCATENATE([.C4];&quot; / &quot;;[.E4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12-07_10-29-09_000.jpg</text:p>
          </table:table-cell>
          <table:table-cell table:style-name="ce15" office:value-type="string">
            <text:p>:m 食べた物</text:p>
          </table:table-cell>
          <table:table-cell table:style-name="ce19"/>
          <table:table-cell table:style-name="ce3"/>
          <table:table-cell table:style-name="ce3" office:value-type="string">
            <text:p>N-35-35-28.4 E-139-34-49.82</text:p>
          </table:table-cell>
          <table:table-cell table:style-name="ce27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12-07_14-58-57_000.jpg</text:p>
          </table:table-cell>
          <table:table-cell table:style-name="ce15" office:value-type="string">
            <text:p>:m 東和 PHOTO / 191206f / 鴨居駅 / パークシティララ横浜マンション建替 / ２名（酒井さん） / 宮下工業（三井住友建設） / 日誌</text:p>
          </table:table-cell>
          <table:table-cell table:style-name="ce19"/>
          <table:table-cell table:style-name="ce3"/>
          <table:table-cell table:style-name="ce3" office:value-type="string">
            <text:p>N-35-35-28.79 E-139-34-49.38</text:p>
          </table:table-cell>
          <table:table-cell table:style-name="ce27" table:formula="of:=IF([.E6]=&quot;&quot;;[.C6];CONCATENATE([.C6];&quot; / &quot;;[.E6]))" office:value-type="string" office:string-value=":m 東和 PHOTO / 191206f / 鴨居駅 / パークシティララ横浜マンション建替 / ２名（酒井さん） / 宮下工業（三井住友建設） / 日誌">
            <text:p>:m 東和 PHOTO / 191206f / 鴨居駅 / パークシティララ横浜マンション建替 / ２名（酒井さん） / 宮下工業（三井住友建設） / 日誌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12-07_17-21-59_000.jpg</text:p>
          </table:table-cell>
          <table:table-cell table:style-name="ce15" office:value-type="string">
            <text:p>:m 1-2*2 RES / 245 / 『古典場から量子場への道』　高橋康 / p.103</text:p>
          </table:table-cell>
          <table:table-cell table:style-name="ce12"/>
          <table:table-cell table:style-name="ce3"/>
          <table:table-cell table:style-name="ce3" office:value-type="string">
            <text:p>N-35-35-28.45 E-139-34-49.49</text:p>
          </table:table-cell>
          <table:table-cell table:style-name="ce27" table:formula="of:=IF([.E7]=&quot;&quot;;[.C7];CONCATENATE([.C7];&quot; / &quot;;[.E7]))" office:value-type="string" office:string-value=":m 1-2*2 RES / 245 / 『古典場から量子場への道』　高橋康 / p.103">
            <text:p>:m 1-2*2 RES / 245 / 『古典場から量子場への道』　高橋康 / p.103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3" office:value-type="string">
            <text:p>2019-12-07_18-39-15_000.jpg</text:p>
          </table:table-cell>
          <table:table-cell table:style-name="ce15" office:value-type="string">
            <text:p>:m music / log / gt / || s.1:m-3,r,theme=harmonics,score~ || s.2:et6,r,patt-19(2),t.65;75,score~ || s.3:et6,r,patt-18(4)-1,score~ || s.4:et-1,r,for=tapping,patt-4(6)-1,t-75,score~,R=1</text:p>
          </table:table-cell>
          <table:table-cell table:style-name="ce14"/>
          <table:table-cell table:style-name="ce3"/>
          <table:table-cell table:style-name="ce3" office:value-type="string">
            <text:p>N-35-35-28.66 E-139-34-49.82</text:p>
          </table:table-cell>
          <table:table-cell table:style-name="ce27" table:formula="of:=IF([.E8]=&quot;&quot;;[.C8];CONCATENATE([.C8];&quot; / &quot;;[.E8]))" office:value-type="string" office:string-value=":m music / log / gt / || s.1:m-3,r,theme=harmonics,score~ || s.2:et6,r,patt-19(2),t.65;75,score~ || s.3:et6,r,patt-18(4)-1,score~ || s.4:et-1,r,for=tapping,patt-4(6)-1,t-75,score~,R=1">
            <text:p>:m music / log / gt / || s.1:m-3,r,theme=harmonics,score~ || s.2:et6,r,patt-19(2),t.65;75,score~ || s.3:et6,r,patt-18(4)-1,score~ || s.4:et-1,r,for=tapping,patt-4(6)-1,t-75,score~,R=1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12-07_20-47-52_000.jpg</text:p>
          </table:table-cell>
          <table:table-cell table:style-name="ce15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37 E-139-34-49.6</text:p>
          </table:table-cell>
          <table:table-cell table:style-name="ce27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12-08_00-15-59_000.jpg</text:p>
          </table:table-cell>
          <table:table-cell table:style-name="ce15" office:value-type="string">
            <text:p>:PHOTO 記録 / @自室 / 用意するもの / 寝るときの祈り</text:p>
          </table:table-cell>
          <table:table-cell table:style-name="ce15"/>
          <table:table-cell table:style-name="ce3"/>
          <table:table-cell table:style-name="ce3" office:value-type="string">
            <text:p>N-35-35-28.72 E-139-34-49.54</text:p>
          </table:table-cell>
          <table:table-cell table:style-name="ce27" table:formula="of:=IF([.E10]=&quot;&quot;;[.C10];CONCATENATE([.C10];&quot; / &quot;;[.E10]))" office:value-type="string" office:string-value=":PHOTO 記録 / @自室 / 用意するもの / 寝るときの祈り">
            <text:p>:PHOTO 記録 / @自室 / 用意するもの / 寝るときの祈り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12-08_00-16-13_000.jpg</text:p>
          </table:table-cell>
          <table:table-cell table:style-name="ce15" office:value-type="string">
            <text:p>:PHOTO 記録 / @自室 / 用意するもの / 寝るときの祈り</text:p>
          </table:table-cell>
          <table:table-cell table:style-name="ce12"/>
          <table:table-cell table:style-name="ce3"/>
          <table:table-cell table:style-name="ce3" office:value-type="string">
            <text:p>N-35-35-28.72 E-139-34-49.43</text:p>
          </table:table-cell>
          <table:table-cell table:style-name="ce27" table:formula="of:=IF([.E11]=&quot;&quot;;[.C11];CONCATENATE([.C11];&quot; / &quot;;[.E11]))" office:value-type="string" office:string-value=":PHOTO 記録 / @自室 / 用意するもの / 寝るときの祈り">
            <text:p>:PHOTO 記録 / @自室 / 用意するもの / 寝るときの祈り</text:p>
          </table:table-cell>
          <table:table-cell table:style-name="ce3" office:value-type="string">
            <text:p>)</text:p>
          </table:table-cell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12-08_00-16-23_000.jpg</text:p>
          </table:table-cell>
          <table:table-cell table:style-name="ce15" office:value-type="string">
            <text:p>:PHOTO 記録 / @自室 / 用意するもの / 寝るときの祈り</text:p>
          </table:table-cell>
          <table:table-cell table:style-name="ce14"/>
          <table:table-cell table:style-name="ce3"/>
          <table:table-cell table:style-name="ce3" office:value-type="string">
            <text:p>N-35-35-28.72 E-139-34-49.43</text:p>
          </table:table-cell>
          <table:table-cell table:style-name="ce27" table:formula="of:=IF([.E12]=&quot;&quot;;[.C12];CONCATENATE([.C12];&quot; / &quot;;[.E12]))" office:value-type="string" office:string-value=":PHOTO 記録 / @自室 / 用意するもの / 寝るときの祈り">
            <text:p>:PHOTO 記録 / @自室 / 用意するもの / 寝るときの祈り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12-08_00-16-31_000.jpg</text:p>
          </table:table-cell>
          <table:table-cell table:style-name="ce15" office:value-type="string">
            <text:p>:PHOTO 記録 / @自室 / 用意するもの / 寝るときの祈り</text:p>
          </table:table-cell>
          <table:table-cell table:style-name="ce15"/>
          <table:table-cell table:style-name="ce3"/>
          <table:table-cell table:style-name="ce3" office:value-type="string">
            <text:p>N-35-35-28.72 E-139-34-49.43</text:p>
          </table:table-cell>
          <table:table-cell table:style-name="ce27" table:formula="of:=IF([.E13]=&quot;&quot;;[.C13];CONCATENATE([.C13];&quot; / &quot;;[.E13]))" office:value-type="string" office:string-value=":PHOTO 記録 / @自室 / 用意するもの / 寝るときの祈り">
            <text:p>:PHOTO 記録 / @自室 / 用意するもの / 寝るときの祈り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19-12-08_00-21-24_000.jpg</text:p>
          </table:table-cell>
          <table:table-cell table:style-name="ce14" office:value-type="string">
            <text:p>:m :PHOTO 寝た時刻 / 2019</text:p>
          </table:table-cell>
          <table:table-cell table:style-name="ce19"/>
          <table:table-cell table:style-name="ce3"/>
          <table:table-cell table:style-name="ce3" office:value-type="string">
            <text:p>N-35-35-28.29 E-139-34-49.54</text:p>
          </table:table-cell>
          <table:table-cell table:style-name="ce27" table:formula="of:=IF([.E14]=&quot;&quot;;[.C14];CONCATENATE([.C14];&quot; / &quot;;[.E14]))" office:value-type="string" office:string-value=":m :PHOTO 寝た時刻 / 2019">
            <text:p>:m :PHOTO 寝た時刻 / 2019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19-12-08_06-00-32_000.jpg</text:p>
          </table:table-cell>
          <table:table-cell table:style-name="ce15" office:value-type="string">
            <text:p>:m :PHOTO 起きた時刻 / 2019</text:p>
          </table:table-cell>
          <table:table-cell table:style-name="ce14"/>
          <table:table-cell table:style-name="ce3"/>
          <table:table-cell table:style-name="ce3" office:value-type="string">
            <text:p>N-35-35-28.37 E-139-34-50.04</text:p>
          </table:table-cell>
          <table:table-cell table:style-name="ce27" table:formula="of:=IF([.E15]=&quot;&quot;;[.C15];CONCATENATE([.C15];&quot; / &quot;;[.E15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table:formula="of:=[.A15]+1" office:value-type="float" office:value="15">
            <text:p>15</text:p>
          </table:table-cell>
          <table:table-cell table:style-name="ce3" office:value-type="string">
            <text:p>2019-09-08_05-12-12_000.m4a</text:p>
          </table:table-cell>
          <table:table-cell table:style-name="ce14" office:value-type="string">
            <text:p>:VOICE-MEMO / @ペガスス、敷地内 / record / insects / 虫の声</text:p>
          </table:table-cell>
          <table:table-cell table:style-name="ce15"/>
          <table:table-cell table:style-name="ce3"/>
          <table:table-cell table:style-name="ce3"/>
          <table:table-cell table:style-name="ce27" table:formula="of:=IF([.E16]=&quot;&quot;;[.C16];CONCATENATE([.C16];&quot; / &quot;;[.E16]))" office:value-type="string" office:string-value=":VOICE-MEMO / @ペガスス、敷地内 / record / insects / 虫の声">
            <text:p>:VOICE-MEMO / @ペガスス、敷地内 / record / insects / 虫の声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table:formula="of:=[.A16]+1" office:value-type="float" office:value="16">
            <text:p>16</text:p>
          </table:table-cell>
          <table:table-cell table:style-name="ce3" office:value-type="string">
            <text:p>2019-09-08_18-13-34_000.m4a</text:p>
          </table:table-cell>
          <table:table-cell table:style-name="ce14" office:value-type="string">
            <text:p>:VIDEO / @自宅 / メモ / violin / 演奏、play / v-0908-1 / </text:p>
          </table:table-cell>
          <table:table-cell table:style-name="ce15"/>
          <table:table-cell table:style-name="ce3"/>
          <table:table-cell table:style-name="ce3"/>
          <table:table-cell table:style-name="ce27" table:formula="of:=IF([.E17]=&quot;&quot;;[.C17];CONCATENATE([.C17];&quot; / &quot;;[.E17]))" office:value-type="string" office:string-value=":VIDEO / @自宅 / メモ / violin / 演奏、play / v-0908-1 / ">
            <text:p>:VIDEO / @自宅 / メモ / violin / 演奏、play / v-0908-1 / 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table:formula="of:=[.A17]+1" office:value-type="float" office:value="17">
            <text:p>17</text:p>
          </table:table-cell>
          <table:table-cell table:style-name="ce3" office:value-type="string">
            <text:p>2019-09-08_18-20-09_000.m4a</text:p>
          </table:table-cell>
          <table:table-cell table:style-name="ce14" office:value-type="string">
            <text:p>:VIDEO / @自宅 / メモ / violin / 演奏、play / v-0908-2 / </text:p>
          </table:table-cell>
          <table:table-cell table:style-name="ce12"/>
          <table:table-cell table:style-name="ce3"/>
          <table:table-cell table:style-name="ce3"/>
          <table:table-cell table:style-name="ce27" table:formula="of:=IF([.E18]=&quot;&quot;;[.C18];CONCATENATE([.C18];&quot; / &quot;;[.E18]))" office:value-type="string" office:string-value=":VIDEO / @自宅 / メモ / violin / 演奏、play / v-0908-2 / ">
            <text:p>:VIDEO / @自宅 / メモ / violin / 演奏、play / v-0908-2 / 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formula="of:=[.A18]+1" office:value-type="float" office:value="18">
            <text:p>18</text:p>
          </table:table-cell>
          <table:table-cell table:style-name="ce3" office:value-type="string">
            <text:p>2019-09-08_18-39-49_000.m4a</text:p>
          </table:table-cell>
          <table:table-cell table:style-name="ce14" office:value-type="string">
            <text:p>:VIDEO / @自宅 / メモ / guitar,gt / 演奏、play / g-0908-1 / c.p.-10 rev,R=1,k.B,k.C#</text:p>
          </table:table-cell>
          <table:table-cell table:style-name="ce3"/>
          <table:table-cell table:style-name="ce3"/>
          <table:table-cell table:style-name="ce3"/>
          <table:table-cell table:style-name="ce27" table:formula="of:=IF([.E19]=&quot;&quot;;[.C19];CONCATENATE([.C19];&quot; / &quot;;[.E19]))" office:value-type="string" office:string-value=":VIDEO / @自宅 / メモ / guitar,gt / 演奏、play / g-0908-1 / c.p.-10 rev,R=1,k.B,k.C#">
            <text:p>:VIDEO / @自宅 / メモ / guitar,gt / 演奏、play / g-0908-1 / c.p.-10 rev,R=1,k.B,k.C#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formula="of:=[.A19]+1" office:value-type="float" office:value="19">
            <text:p>19</text:p>
          </table:table-cell>
          <table:table-cell table:style-name="ce3" office:value-type="string">
            <text:p>2019-09-08_22-32-33_000.m4a</text:p>
          </table:table-cell>
          <table:table-cell table:style-name="ce15" office:value-type="string">
            <text:p>:VOICE-MEMO / @自室 / idea,lets / kb / 今日撮ったビデオについて</text:p>
          </table:table-cell>
          <table:table-cell table:style-name="ce3"/>
          <table:table-cell table:style-name="ce3"/>
          <table:table-cell table:style-name="ce3"/>
          <table:table-cell table:style-name="ce27" table:formula="of:=IF([.E20]=&quot;&quot;;[.C20];CONCATENATE([.C20];&quot; / &quot;;[.E20]))" office:value-type="string" office:string-value=":VOICE-MEMO / @自室 / idea,lets / kb / 今日撮ったビデオについて">
            <text:p>:VOICE-MEMO / @自室 / idea,lets / kb / 今日撮ったビデオについて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formula="of:=[.A20]+1" office:value-type="float" office:value="20">
            <text:p>20</text:p>
          </table:table-cell>
          <table:table-cell table:style-name="ce3" office:value-type="string">
            <text:p>2019-09-08_22-38-47_000.m4a</text:p>
          </table:table-cell>
          <table:table-cell table:style-name="ce15" office:value-type="string">
            <text:p>:VOICE-MEMO / @自室 / idea,lets / kb / コード進行からメロディーをつける、メロディーのノートは、各コードに１つか２つ</text:p>
          </table:table-cell>
          <table:table-cell table:style-name="ce19"/>
          <table:table-cell table:style-name="ce3"/>
          <table:table-cell table:style-name="ce3"/>
          <table:table-cell table:style-name="ce27" table:formula="of:=IF([.E21]=&quot;&quot;;[.C21];CONCATENATE([.C21];&quot; / &quot;;[.E21]))" office:value-type="string" office:string-value=":VOICE-MEMO / @自室 / idea,lets / kb / コード進行からメロディーをつける、メロディーのノートは、各コードに１つか２つ">
            <text:p>:VOICE-MEMO / @自室 / idea,lets / kb / コード進行からメロディーをつける、メロディーのノートは、各コードに１つか２つ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formula="of:=[.A21]+1" office:value-type="float" office:value="21">
            <text:p>21</text:p>
          </table:table-cell>
          <table:table-cell table:style-name="ce3" office:value-type="string">
            <text:p>2019-09-08_22-44-48_000.m4a</text:p>
          </table:table-cell>
          <table:table-cell table:style-name="ce15" office:value-type="string">
            <text:p>:VOICE-MEMO / @自室 / idea,lets / kb / 撮ったビデオについて、本日２本目の、キーを変えてみる</text:p>
          </table:table-cell>
          <table:table-cell table:style-name="ce19"/>
          <table:table-cell table:style-name="ce3"/>
          <table:table-cell table:style-name="ce3"/>
          <table:table-cell table:style-name="ce27" table:formula="of:=IF([.E22]=&quot;&quot;;[.C22];CONCATENATE([.C22];&quot; / &quot;;[.E22]))" office:value-type="string" office:string-value=":VOICE-MEMO / @自室 / idea,lets / kb / 撮ったビデオについて、本日２本目の、キーを変えてみる">
            <text:p>:VOICE-MEMO / @自室 / idea,lets / kb / 撮ったビデオについて、本日２本目の、キーを変えてみる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formula="of:=[.A22]+1" office:value-type="float" office:value="22">
            <text:p>22</text:p>
          </table:table-cell>
          <table:table-cell table:style-name="ce3" office:value-type="string">
            <text:p>2019-09-08_22-45-41_000.m4a</text:p>
          </table:table-cell>
          <table:table-cell table:style-name="ce14" office:value-type="string">
            <text:p>:VOICE-MEMO / @自宅 / diary / 初めて / kb / 演奏の様子をビデオに撮った</text:p>
          </table:table-cell>
          <table:table-cell table:style-name="ce12"/>
          <table:table-cell table:style-name="ce3"/>
          <table:table-cell table:style-name="ce3"/>
          <table:table-cell table:style-name="ce27" table:formula="of:=IF([.E23]=&quot;&quot;;[.C23];CONCATENATE([.C23];&quot; / &quot;;[.E23]))" office:value-type="string" office:string-value=":VOICE-MEMO / @自宅 / diary / 初めて / kb / 演奏の様子をビデオに撮った">
            <text:p>:VOICE-MEMO / @自宅 / diary / 初めて / kb / 演奏の様子をビデオに撮った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formula="of:=[.A23]+1" office:value-type="float" office:value="23">
            <text:p>23</text:p>
          </table:table-cell>
          <table:table-cell table:style-name="ce3" office:value-type="string">
            <text:p>2019-09-08_23-07-07_000.m4a</text:p>
          </table:table-cell>
          <table:table-cell table:style-name="ce14" office:value-type="string">
            <text:p>:VOICE-MEMO / @自宅 / 考え / diary / 母親をやっている人、電子レンジの扉を開けたまま、自分の存在を無視されていた悲しみ</text:p>
          </table:table-cell>
          <table:table-cell table:style-name="ce3"/>
          <table:table-cell table:style-name="ce3"/>
          <table:table-cell table:style-name="ce3"/>
          <table:table-cell table:style-name="ce27" table:formula="of:=IF([.E24]=&quot;&quot;;[.C24];CONCATENATE([.C24];&quot; / &quot;;[.E24]))" office:value-type="string" office:string-value=":VOICE-MEMO / @自宅 / 考え / diary / 母親をやっている人、電子レンジの扉を開けたまま、自分の存在を無視されていた悲しみ">
            <text:p>:VOICE-MEMO / @自宅 / 考え / diary / 母親をやっている人、電子レンジの扉を開けたまま、自分の存在を無視されていた悲しみ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formula="of:=[.A24]+1" office:value-type="float" office:value="24">
            <text:p>24</text:p>
          </table:table-cell>
          <table:table-cell table:style-name="ce3" office:value-type="string">
            <text:p>2019-09-08_23-10-12_000.m4a</text:p>
          </table:table-cell>
          <table:table-cell table:style-name="ce15" office:value-type="string">
            <text:p>:VOICE-MEMO / @自室 / idea / violin / 今日0908-1の録画について</text:p>
          </table:table-cell>
          <table:table-cell table:style-name="ce3"/>
          <table:table-cell table:style-name="ce3"/>
          <table:table-cell table:style-name="ce3"/>
          <table:table-cell table:style-name="ce27" table:formula="of:=IF([.E25]=&quot;&quot;;[.C25];CONCATENATE([.C25];&quot; / &quot;;[.E25]))" office:value-type="string" office:string-value=":VOICE-MEMO / @自室 / idea / violin / 今日0908-1の録画について">
            <text:p>:VOICE-MEMO / @自室 / idea / violin / 今日0908-1の録画について</text:p>
          </table:table-cell>
          <table:table-cell table:style-name="ce28" table:number-columns-repeated="2"/>
          <table:table-cell table:number-columns-repeated="1015"/>
        </table:table-row>
        <table:table-row table:style-name="ro3">
          <table:table-cell table:style-name="ce3" table:formula="of:=[.A25]+1" office:value-type="float" office:value="25">
            <text:p>25</text:p>
          </table:table-cell>
          <table:table-cell table:style-name="ce3" office:value-type="string">
            <text:p>2019-12-04_18-30-38_000.mov</text:p>
          </table:table-cell>
          <table:table-cell table:style-name="ce14" office:value-type="string">
            <text:p>:VIDEO / @自宅 / メモ / guitar,gt / 演奏、play / g-1204-3 / et-1 r,for=tapping,patt-4(6),file=1202-4,t.80,patt-4(6)-1.n,R=3</text:p>
          </table:table-cell>
          <table:table-cell table:style-name="ce3"/>
          <table:table-cell table:style-name="ce3"/>
          <table:table-cell table:style-name="ce3"/>
          <table:table-cell table:style-name="ce27" table:formula="of:=IF([.E26]=&quot;&quot;;[.C26];CONCATENATE([.C26];&quot; / &quot;;[.E26]))" office:value-type="string" office:string-value=":VIDEO / @自宅 / メモ / guitar,gt / 演奏、play / g-1204-3 / et-1 r,for=tapping,patt-4(6),file=1202-4,t.80,patt-4(6)-1.n,R=3">
            <text:p>:VIDEO / @自宅 / メモ / guitar,gt / 演奏、play / g-1204-3 / et-1 r,for=tapping,patt-4(6),file=1202-4,t.80,patt-4(6)-1.n,R=3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formula="of:=[.A26]+1" office:value-type="float" office:value="26">
            <text:p>26</text:p>
          </table:table-cell>
          <table:table-cell table:style-name="ce3" office:value-type="string">
            <text:p>2019-12-07_18-16-59_000.mov</text:p>
          </table:table-cell>
          <table:table-cell table:style-name="ce6" office:value-type="string">
            <text:p>:VIDEO / @自宅 / メモ / guitar,gt / 演奏、play / g-1207-1 / et-1,r,for=tapping,patt-4(6)-1,t-75,score~,R=1</text:p>
          </table:table-cell>
          <table:table-cell table:style-name="ce20"/>
          <table:table-cell table:style-name="ce3"/>
          <table:table-cell table:style-name="ce3"/>
          <table:table-cell table:style-name="ce27" table:formula="of:=IF([.E27]=&quot;&quot;;[.C27];CONCATENATE([.C27];&quot; / &quot;;[.E27]))" office:value-type="string" office:string-value=":VIDEO / @自宅 / メモ / guitar,gt / 演奏、play / g-1207-1 / et-1,r,for=tapping,patt-4(6)-1,t-75,score~,R=1">
            <text:p>:VIDEO / @自宅 / メモ / guitar,gt / 演奏、play / g-1207-1 / et-1,r,for=tapping,patt-4(6)-1,t-75,score~,R=1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9"/>
          <table:table-cell table:style-name="ce3"/>
          <table:table-cell table:style-name="ce3"/>
          <table:table-cell table:style-name="ce27" table:formula="of:=IF([.E28]=&quot;&quot;;[.C28];CONCATENATE([.C28];&quot; / &quot;;[.E2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9"/>
          <table:table-cell table:style-name="ce3"/>
          <table:table-cell table:style-name="ce3"/>
          <table:table-cell table:style-name="ce27" table:formula="of:=IF([.E29]=&quot;&quot;;[.C29];CONCATENATE([.C29];&quot; / &quot;;[.E2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2"/>
          <table:table-cell table:style-name="ce3"/>
          <table:table-cell table:style-name="ce3"/>
          <table:table-cell table:style-name="ce27" table:formula="of:=IF([.E30]=&quot;&quot;;[.C30];CONCATENATE([.C30];&quot; / &quot;;[.E3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31]=&quot;&quot;;[.C31];CONCATENATE([.C31];&quot; / &quot;;[.E3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32]=&quot;&quot;;[.C32];CONCATENATE([.C32];&quot; / &quot;;[.E3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33]=&quot;&quot;;[.C33];CONCATENATE([.C33];&quot; / &quot;;[.E3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34]=&quot;&quot;;[.C34];CONCATENATE([.C34];&quot; / &quot;;[.E3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35]=&quot;&quot;;[.C35];CONCATENATE([.C35];&quot; / &quot;;[.E3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36]=&quot;&quot;;[.C36];CONCATENATE([.C36];&quot; / &quot;;[.E3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37]=&quot;&quot;;[.C37];CONCATENATE([.C37];&quot; / &quot;;[.E3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38]=&quot;&quot;;[.C38];CONCATENATE([.C38];&quot; / &quot;;[.E3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9"/>
          <table:table-cell table:style-name="ce3"/>
          <table:table-cell table:style-name="ce3"/>
          <table:table-cell table:style-name="ce27" table:formula="of:=IF([.E39]=&quot;&quot;;[.C39];CONCATENATE([.C39];&quot; / &quot;;[.E3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2"/>
          <table:table-cell table:style-name="ce3"/>
          <table:table-cell table:style-name="ce3"/>
          <table:table-cell table:style-name="ce27" table:formula="of:=IF([.E40]=&quot;&quot;;[.C40];CONCATENATE([.C40];&quot; / &quot;;[.E4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9"/>
          <table:table-cell table:style-name="ce3"/>
          <table:table-cell table:style-name="ce3"/>
          <table:table-cell table:style-name="ce27" table:formula="of:=IF([.E41]=&quot;&quot;;[.C41];CONCATENATE([.C41];&quot; / &quot;;[.E4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2]=&quot;&quot;;[.C42];CONCATENATE([.C42];&quot; / &quot;;[.E4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3]=&quot;&quot;;[.C43];CONCATENATE([.C43];&quot; / &quot;;[.E4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4]=&quot;&quot;;[.C44];CONCATENATE([.C44];&quot; / &quot;;[.E4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5]=&quot;&quot;;[.C45];CONCATENATE([.C45];&quot; / &quot;;[.E4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6]=&quot;&quot;;[.C46];CONCATENATE([.C46];&quot; / &quot;;[.E4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7]=&quot;&quot;;[.C47];CONCATENATE([.C47];&quot; / &quot;;[.E4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8]=&quot;&quot;;[.C48];CONCATENATE([.C48];&quot; / &quot;;[.E4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9]=&quot;&quot;;[.C49];CONCATENATE([.C49];&quot; / &quot;;[.E4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50]=&quot;&quot;;[.C50];CONCATENATE([.C50];&quot; / &quot;;[.E5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7" table:formula="of:=IF([.E51]=&quot;&quot;;[.C51];CONCATENATE([.C51];&quot; / &quot;;[.E5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52]=&quot;&quot;;[.C52];CONCATENATE([.C52];&quot; / &quot;;[.E5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9"/>
          <table:table-cell table:style-name="ce3"/>
          <table:table-cell table:style-name="ce3"/>
          <table:table-cell table:style-name="ce27" table:formula="of:=IF([.E53]=&quot;&quot;;[.C53];CONCATENATE([.C53];&quot; / &quot;;[.E5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7" table:formula="of:=IF([.E54]=&quot;&quot;;[.C54];CONCATENATE([.C54];&quot; / &quot;;[.E5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55]=&quot;&quot;;[.C55];CONCATENATE([.C55];&quot; / &quot;;[.E5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56]=&quot;&quot;;[.C56];CONCATENATE([.C56];&quot; / &quot;;[.E5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57]=&quot;&quot;;[.C57];CONCATENATE([.C57];&quot; / &quot;;[.E5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58]=&quot;&quot;;[.C58];CONCATENATE([.C58];&quot; / &quot;;[.E5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59]=&quot;&quot;;[.C59];CONCATENATE([.C59];&quot; / &quot;;[.E5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9"/>
          <table:table-cell table:style-name="ce3"/>
          <table:table-cell table:style-name="ce3"/>
          <table:table-cell table:style-name="ce27" table:formula="of:=IF([.E60]=&quot;&quot;;[.C60];CONCATENATE([.C60];&quot; / &quot;;[.E6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2"/>
          <table:table-cell table:style-name="ce3"/>
          <table:table-cell table:style-name="ce3"/>
          <table:table-cell table:style-name="ce27" table:formula="of:=IF([.E61]=&quot;&quot;;[.C61];CONCATENATE([.C61];&quot; / &quot;;[.E6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9"/>
          <table:table-cell table:style-name="ce3"/>
          <table:table-cell table:style-name="ce3"/>
          <table:table-cell table:style-name="ce27" table:formula="of:=IF([.E62]=&quot;&quot;;[.C62];CONCATENATE([.C62];&quot; / &quot;;[.E6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63]=&quot;&quot;;[.C63];CONCATENATE([.C63];&quot; / &quot;;[.E6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64]=&quot;&quot;;[.C64];CONCATENATE([.C64];&quot; / &quot;;[.E6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65]=&quot;&quot;;[.C65];CONCATENATE([.C65];&quot; / &quot;;[.E6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66]=&quot;&quot;;[.C66];CONCATENATE([.C66];&quot; / &quot;;[.E6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67]=&quot;&quot;;[.C67];CONCATENATE([.C67];&quot; / &quot;;[.E6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68]=&quot;&quot;;[.C68];CONCATENATE([.C68];&quot; / &quot;;[.E6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69]=&quot;&quot;;[.C69];CONCATENATE([.C69];&quot; / &quot;;[.E6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7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1"/>
          <table:table-cell table:number-columns-repeated="3"/>
          <table:table-cell table:style-name="ce27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float" office:value="66">
            <text:p>66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float" office:value="27">
            <text:p>27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3" office:value-type="float" office:value="27">
            <text:p>27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4" table:formula="of:=COUNTBLANK([.$C$2:.C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4" table:formula="of:=COUNTIF([.$C$2:.$C27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4" table:formula="of:=SUM(sumOf_XXXs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4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4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4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4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4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4" table:formula="of:=COUNTIF([.$C$2:.$C27];[.B276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4" table:formula="of:=COUNTIF([.$C$2:.$C27];[.B276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4" table:formula="of:=COUNTIF([.$C$2:.$C25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4" table:formula="of:=COUNTIF([.$C$2:.$C2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2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左目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目尻 / ひび割れ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4" office:value-type="string">
            <text:p>:m :PHOTO 寝た時刻 / 2019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:PHOTO 起きた時刻 / 2019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6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7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12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11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XXX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18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 table:number-rows-repeated="245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80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8">2019/12/08</text:date>, <text:time>09:08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2-08T09:08:48.91</dc:date>
    <dc:creator>iwabuchi ken</dc:creator>
    <meta:editing-duration>P14DT4H20M47S</meta:editing-duration>
    <meta:editing-cycles>5750</meta:editing-cycles>
    <meta:document-statistic meta:table-count="1" meta:cell-count="769" meta:object-count="0"/>
  </office:meta>
</office:document-meta>
</file>